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41D659987EBB43FA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696cm" draw:z-index="0"><draw:image xlink:href="Pictures/10000001000007360000041D659987EBB43FA3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6:15:32.865268805</meta:creation-date>
    <meta:generator>LibreOffice/7.3.6.2$Linux_X86_64 LibreOffice_project/30$Build-2</meta:generator>
    <dc:date>2023-02-09T10:44:34.201938080</dc:date>
    <meta:editing-duration>PT3H35M34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